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GDurationHolderEx.validateLexical( String v , SchemaType sType , ValidationContext 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avaGDurationHolderEx.validate_simpleval( String lexical , ValidationContext c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vaGDurationHolderEx.JavaGDurationHolderEx( SchemaType type , boolean compl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GDurationHolderEx.compare_to( XmlObject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GDurationHolderEx.equal_to( XmlObject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GDurationHolderEx.getGDuration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vaGDurationHolderEx.set_n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GDurationHolderEx.compute_text( NamespaceManager ns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GDurationHolderEx.set_text( String 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avaGDurationHolderEx.schem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GDurationHolderEx.value_hash_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GDurationHolderEx.validateValue( GDurationSpecification v , SchemaType sType , ValidationContext context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JavaGDurationHolderEx.set_GDuration( GDurationSpecification v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avaGDurationHolderEx.lex( String v , Validation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